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2" style:family="table-column">
      <style:table-column-properties fo:break-before="auto" style:column-width="27.94mm"/>
    </style:style>
    <style:style style:name="co33" style:family="table-column">
      <style:table-column-properties fo:break-before="auto" style:column-width="42.97mm"/>
    </style:style>
    <style:style style:name="co34" style:family="table-column">
      <style:table-column-properties fo:break-before="auto" style:column-width="29.23mm"/>
    </style:style>
    <style:style style:name="co35" style:family="table-column">
      <style:table-column-properties fo:break-before="auto" style:column-width="25.47mm"/>
    </style:style>
    <style:style style:name="co36" style:family="table-column">
      <style:table-column-properties fo:break-before="auto" style:column-width="20.57mm"/>
    </style:style>
    <style:style style:name="co37" style:family="table-column">
      <style:table-column-properties fo:break-before="auto" style:column-width="28.75mm"/>
    </style:style>
    <style:style style:name="co38" style:family="table-column">
      <style:table-column-properties fo:break-before="auto" style:column-width="81.47mm"/>
    </style:style>
    <style:style style:name="co39" style:family="table-column">
      <style:table-column-properties fo:break-before="auto" style:column-width="59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2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font-name="DejaVu Sans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font-name="Arial" fo:font-size="10pt" style:font-size-asian="10pt" style:font-size-complex="10pt"/>
    </style:style>
    <style:style style:name="ce113" style:family="table-cell" style:parent-style-name="Default" style:data-style-name="N104">
      <style:text-properties fo:font-weight="bold" style:font-weight-asian="bold" style:font-weight-complex="bold"/>
    </style:style>
    <style:style style:name="ce114" style:family="table-cell" style:parent-style-name="Default" style:data-style-name="N104"/>
    <style:style style:name="ce115" style:family="table-cell" style:parent-style-name="Default" style:data-style-name="N10104"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121" style:family="table-cell" style:parent-style-name="Default">
      <style:table-cell-properties fo:border-bottom="none" fo:border-left="0.99pt ridge #000000" fo:border-right="none" fo:border-top="none"/>
    </style:style>
    <style:style style:name="ce122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3" style:family="table-cell" style:parent-style-name="Default">
      <style:table-cell-properties fo:border-bottom="0.99pt ridge #000000" fo:border-left="0.99pt ridge #000000" fo:border-right="none" fo:border-top="none"/>
    </style:style>
    <style:style style:name="ce12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5" style:family="table-cell" style:parent-style-name="Default">
      <style:table-cell-properties fo:border-bottom="none" fo:border-left="0.99pt ridge #000000" fo:border-right="none" fo:border-top="0.99pt ridge #000000"/>
    </style:style>
    <style:style style:name="ce126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128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9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30" style:family="table-cell" style:parent-style-name="Default">
      <style:table-cell-properties fo:border-bottom="none" fo:border-left="0.99pt double #000000" style:border-line-width-left="0.26mm 0.04mm 0.53mm" fo:border-right="none" fo:border-top="0.99pt double #000000" style:border-line-width-top="0.26mm 0.04mm 0.53mm"/>
    </style:style>
    <style:style style:name="ce131" style:family="table-cell" style:parent-style-name="Default">
      <style:table-cell-properties fo:border-bottom="0.99pt double #000000" style:border-line-width-bottom="0.26mm 0.04mm 0.53mm" fo:border-left="0.99pt double #000000" style:border-line-width-left="0.26mm 0.04mm 0.53mm" fo:border-right="none" fo:border-top="none"/>
    </style:style>
    <style:style style:name="ce132" style:family="table-cell" style:parent-style-name="Default">
      <style:table-cell-properties fo:border-bottom="0.99pt double #000000" style:border-line-width-bottom="0.26mm 0.04mm 0.53mm" fo:border-left="0.99pt double #000000" style:border-line-width-left="0.26mm 0.04mm 0.53mm" fo:border-right="none" fo:border-top="0.99pt double #000000" style:border-line-width-top="0.26mm 0.04mm 0.53mm"/>
    </style:style>
    <style:style style:name="ce133" style:family="table-cell" style:parent-style-name="Default">
      <style:table-cell-properties fo:border="none"/>
    </style:style>
    <style:style style:name="ce134" style:family="table-cell" style:parent-style-name="Default">
      <style:table-cell-properties fo:border-bottom="none" fo:border-left="0.99pt double #000000" style:border-line-width-left="0.26mm 0.04mm 0.53mm" fo:border-right="none" fo:border-top="none"/>
    </style:style>
    <style:style style:name="ce135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36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137" style:family="table-cell" style:parent-style-name="Default" style:data-style-name="N104">
      <style:table-cell-properties fo:background-color="#ffff99"/>
    </style:style>
    <style:style style:name="ce138" style:family="table-cell" style:parent-style-name="Default" style:data-style-name="N0"/>
    <style:style style:name="ce139" style:family="table-cell" style:parent-style-name="Default">
      <style:table-cell-properties fo:border-bottom="0.99pt ridge #000000" fo:border-left="none" fo:border-right="none" fo:border-top="none"/>
    </style:style>
    <style:style style:name="ce140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41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order-left="none" fo:border-right="none" fo:border-top="0.99pt ridge #000000"/>
    </style:style>
    <style:style style:name="ce143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144" style:family="table-cell" style:parent-style-name="Default" style:data-style-name="N104">
      <style:table-cell-properties fo:border-bottom="0.99pt ridge #000000" fo:border-left="none" fo:border-right="none" fo:border-top="none"/>
    </style:style>
    <style:style style:name="ce145" style:family="table-cell" style:parent-style-name="Default" style:data-style-name="N104">
      <style:table-cell-properties fo:border-bottom="none" fo:border-left="none" fo:border-right="none" fo:border-top="0.99pt double #000000" style:border-line-width-top="0.26mm 0.04mm 0.53mm"/>
    </style:style>
    <style:style style:name="ce146" style:family="table-cell" style:parent-style-name="Default">
      <style:table-cell-properties fo:border-bottom="0.99pt double #000000" style:border-line-width-bottom="0.26mm 0.04mm 0.53mm" fo:border-left="none" fo:border-right="none" fo:border-top="none"/>
    </style:style>
    <style:style style:name="ce147" style:family="table-cell" style:parent-style-name="Default" style:data-style-name="N104">
      <style:table-cell-properties fo:border-bottom="0.99pt double #000000" style:border-line-width-bottom="0.26mm 0.04mm 0.53mm" fo:border-left="none" fo:border-right="none" fo:border-top="0.99pt double #000000" style:border-line-width-top="0.26mm 0.04mm 0.53mm"/>
    </style:style>
    <style:style style:name="ce148" style:family="table-cell" style:parent-style-name="Default" style:data-style-name="N104">
      <style:table-cell-properties fo:border="none"/>
    </style:style>
    <style:style style:name="ce149" style:family="table-cell" style:parent-style-name="Default" style:data-style-name="N104">
      <style:table-cell-properties fo:border-bottom="0.99pt double #000000" style:border-line-width-bottom="0.26mm 0.04mm 0.53mm" fo:border-left="none" fo:border-right="none" fo:border-top="none"/>
    </style:style>
    <style:style style:name="ce150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151" style:family="table-cell" style:parent-style-name="Default" style:data-style-name="N10104"/>
    <style:style style:name="ce152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53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154" style:family="table-cell" style:parent-style-name="Default" style:data-style-name="N37"/>
    <style:style style:name="ce155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none" fo:border-left="none" fo:border-right="none" fo:border-top="0.99pt double #000000" style:border-line-width-top="0.26mm 0.04mm 0.53mm"/>
    </style:style>
    <style:style style:name="ce157" style:family="table-cell" style:parent-style-name="Default">
      <style:table-cell-properties fo:border-bottom="0.99pt double #000000" style:border-line-width-bottom="0.26mm 0.04mm 0.53mm" style:text-align-source="fix" style:repeat-content="false" fo:border-left="none" fo:border-right="none" fo:border-top="0.99pt double #000000" style:border-line-width-top="0.26mm 0.04mm 0.53mm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26mm 0.04mm 0.53mm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0.99pt double #000000" style:border-line-width-bottom="0.26mm 0.04mm 0.53mm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0.99pt double #000000" style:border-line-width-bottom="0.26mm 0.04mm 0.53mm" fo:border-left="none" fo:border-right="none" fo:border-top="0.99pt double #000000" style:border-line-width-top="0.26mm 0.04mm 0.53mm"/>
    </style:style>
    <style:style style:name="ce162" style:family="table-cell" style:parent-style-name="Default">
      <style:table-cell-properties fo:border-bottom="none" fo:border-left="none" fo:border-right="0.99pt ridge #000000" fo:border-top="0.99pt ridge #000000"/>
    </style:style>
    <style:style style:name="ce163" style:family="table-cell" style:parent-style-name="Default">
      <style:table-cell-properties fo:border-bottom="none" fo:border-left="none" fo:border-right="0.99pt ridge #000000" fo:border-top="none"/>
    </style:style>
    <style:style style:name="ce164" style:family="table-cell" style:parent-style-name="Default">
      <style:table-cell-properties fo:border-bottom="0.99pt ridge #000000" fo:border-left="none" fo:border-right="0.99pt ridge #000000" fo:border-top="none"/>
    </style:style>
    <style:style style:name="ce165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166" style:family="table-cell" style:parent-style-name="Default" style:data-style-name="N104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167" style:family="table-cell" style:parent-style-name="Default" style:data-style-name="N104">
      <style:table-cell-properties fo:border-bottom="0.99pt ridge #000000" fo:border-left="none" fo:border-right="0.99pt ridge #000000" fo:border-top="none"/>
    </style:style>
    <style:style style:name="ce168" style:family="table-cell" style:parent-style-name="Default">
      <style:table-cell-properties fo:border-bottom="none" fo:border-left="none" fo:border-right="0.99pt double #000000" style:border-line-width-right="0.26mm 0.04mm 0.53mm" fo:border-top="0.99pt double #000000" style:border-line-width-top="0.26mm 0.04mm 0.53mm"/>
    </style:style>
    <style:style style:name="ce169" style:family="table-cell" style:parent-style-name="Default">
      <style:table-cell-properties fo:border-bottom="0.99pt double #000000" style:border-line-width-bottom="0.26mm 0.04mm 0.53mm" fo:border-left="none" fo:border-right="0.99pt double #000000" style:border-line-width-right="0.26mm 0.04mm 0.53mm" fo:border-top="none"/>
    </style:style>
    <style:style style:name="ce170" style:family="table-cell" style:parent-style-name="Default">
      <style:table-cell-properties fo:border-bottom="0.99pt double #000000" style:border-line-width-bottom="0.26mm 0.04mm 0.53mm" fo:border-left="none" fo:border-right="0.99pt double #000000" style:border-line-width-right="0.26mm 0.04mm 0.53mm" fo:border-top="0.99pt double #000000" style:border-line-width-top="0.26mm 0.04mm 0.53mm"/>
    </style:style>
    <style:style style:name="ce171" style:family="table-cell" style:parent-style-name="Default">
      <style:table-cell-properties fo:border-bottom="none" fo:border-left="none" fo:border-right="0.99pt double #000000" style:border-line-width-right="0.26mm 0.04mm 0.53mm" fo:border-top="none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3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5" style:family="table-cell" style:parent-style-name="Default" style:data-style-name="N104">
      <style:text-properties fo:font-weight="normal" style:font-weight-asian="normal" style:font-weight-complex="normal"/>
    </style:style>
    <style:style style:name="ce176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179" style:family="table-cell" style:parent-style-name="Default" style:data-style-name="N37">
      <style:table-cell-properties fo:border="0.06pt solid #000000"/>
    </style:style>
    <style:style style:name="ce1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81" style:family="table-cell" style:parent-style-name="Default" style:data-style-name="N104">
      <style:table-cell-properties fo:border="0.06pt solid #000000"/>
    </style:style>
    <style:style style:name="ce182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2" table:default-cell-style-name="Default"/>
        <table:table-column table:style-name="co37" table:default-cell-style-name="Default"/>
        <table:table-column table:style-name="co2" table:number-columns-repeated="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7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135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8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Alq. Proporcional por 8 días</text:p>
          </table:table-cell>
          <table:covered-table-cell table:style-name="ce136"/>
          <table:table-cell table:style-name="ce150" office:value-type="currency" office:currency="ARS" office:value="2213" calcext:value-type="currency">
            <text:p>$2.213,00</text:p>
          </table:table-cell>
          <table:table-cell table:style-name="ce142" table:number-columns-repeated="2"/>
          <table:table-cell table:style-name="ce162"/>
          <table:table-cell table:number-columns-repeated="6"/>
        </table:table-row>
        <table:table-row table:style-name="ro1">
          <table:table-cell table:style-name="ce113" table:number-columns-repeated="2"/>
          <table:table-cell table:style-name="ce120" office:value-type="string" calcext:value-type="string">
            <text:p>Municipal por 8 dias</text:p>
          </table:table-cell>
          <table:table-cell table:style-name="ce137" office:value-type="currency" office:currency="ARS" office:value="236" calcext:value-type="currency">
            <text:p>$236,00</text:p>
          </table:table-cell>
          <table:table-cell table:style-name="ce151" office:value-type="currency" office:currency="ARS" office:value="63" calcext:value-type="currency">
            <text:p>$63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style-name="ce113" table:number-columns-repeated="2"/>
          <table:table-cell table:style-name="ce120" office:value-type="string" calcext:value-type="string">
            <text:p>Rentas por 8 dias</text:p>
          </table:table-cell>
          <table:table-cell table:style-name="ce137" office:value-type="currency" office:currency="ARS" office:value="143" calcext:value-type="currency">
            <text:p>$143,00</text:p>
          </table:table-cell>
          <table:table-cell table:style-name="ce151" office:value-type="currency" office:currency="ARS" office:value="38" calcext:value-type="currency">
            <text:p>$38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style-name="ce113" table:number-columns-repeated="2"/>
          <table:table-cell table:style-name="ce120" office:value-type="string" calcext:value-type="string">
            <text:p>Expensas por 8 dias</text:p>
          </table:table-cell>
          <table:table-cell table:style-name="ce137" office:value-type="currency" office:currency="ARS" office:value="448" calcext:value-type="currency">
            <text:p>$448,00</text:p>
          </table:table-cell>
          <table:table-cell table:style-name="ce151" office:value-type="currency" office:currency="ARS" office:value="119" calcext:value-type="currency">
            <text:p>$119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style-name="ce113" table:number-columns-repeated="2"/>
          <table:table-cell table:style-name="ce120" office:value-type="string" calcext:value-type="string">
            <text:p>Aguas por 8 dias</text:p>
          </table:table-cell>
          <table:table-cell table:style-name="ce137" office:value-type="currency" office:currency="ARS" office:value="296.72" calcext:value-type="currency">
            <text:p>$296,72</text:p>
          </table:table-cell>
          <table:table-cell table:style-name="ce151" office:value-type="currency" office:currency="ARS" office:value="79" calcext:value-type="currency">
            <text:p>$79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0" office:value-type="string" calcext:value-type="string">
            <text:p>Honorarios </text:p>
          </table:table-cell>
          <table:table-cell table:style-name="ce138"/>
          <table:table-cell table:style-name="ce114" office:value-type="currency" office:currency="ARS" office:value="11000" calcext:value-type="currency">
            <text:p>$11.000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1" office:value-type="string" calcext:value-type="string">
            <text:p>Sellado</text:p>
          </table:table-cell>
          <table:table-cell/>
          <table:table-cell table:style-name="ce114" office:value-type="currency" office:currency="ARS" office:value="2312" calcext:value-type="currency">
            <text:p>$2.312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 table:number-columns-spanned="2" table:number-rows-spanned="1">
            <text:p>Verificación Garantías (6 x 200 )</text:p>
          </table:table-cell>
          <table:covered-table-cell table:style-name="ce138"/>
          <table:table-cell table:style-name="ce114" table:formula="of:=+6*200" office:value-type="currency" office:currency="ARS" office:value="1200" calcext:value-type="currency">
            <text:p>$1.200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 table:number-columns-spanned="2" table:number-rows-spanned="1">
            <text:p>Certificación de firmas ( 5 x 250 )</text:p>
          </table:table-cell>
          <table:covered-table-cell table:style-name="ce138"/>
          <table:table-cell table:style-name="ce152" table:formula="of:=+5*250" office:value-type="currency" office:currency="ARS" office:value="1250" calcext:value-type="currency">
            <text:p>$1.250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Instalación de gas</text:p>
          </table:table-cell>
          <table:table-cell table:style-name="ce138"/>
          <table:table-cell table:style-name="ce152" office:value-type="currency" office:currency="ARS" office:value="1750" calcext:value-type="currency">
            <text:p>$1.750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 table:number-columns-spanned="2" table:number-rows-spanned="1">
            <text:p>Copia de Llaves + cambio combinación</text:p>
          </table:table-cell>
          <table:covered-table-cell table:style-name="ce138"/>
          <table:table-cell table:style-name="ce114" office:value-type="currency" office:currency="ARS" office:value="350" calcext:value-type="currency">
            <text:p>$350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0" office:value-type="string" calcext:value-type="string">
            <text:p>Seña</text:p>
          </table:table-cell>
          <table:table-cell table:style-name="ce138"/>
          <table:table-cell table:style-name="ce114" office:value-type="currency" office:currency="ARS" office:value="-4000" calcext:value-type="currency">
            <text:p>($4.000,00)</text:p>
          </table:table-cell>
          <table:table-cell table:number-columns-repeated="2"/>
          <table:table-cell table:style-name="ce163"/>
          <table:table-cell office:value-type="string" calcext:value-type="string">
            <text:p>Aportó Charles y Erwin</text:p>
          </table:table-cell>
          <table:table-cell/>
          <table:table-cell table:style-name="ce114" office:value-type="currency" office:currency="ARS" office:value="2000" calcext:value-type="currency">
            <text:p>$2.000,00</text:p>
          </table:table-cell>
          <table:table-cell office:value-type="string" calcext:value-type="string">
            <text:p>cada un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1"/>
          <table:table-cell table:number-columns-repeated="4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0"/>
          <table:table-cell table:style-name="ce138" table:number-columns-repeated="2"/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0"/>
          <table:table-cell table:style-name="ce138"/>
          <table:table-cell table:style-name="ce153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151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style-name="ce163"/>
          <table:table-cell table:number-columns-repeated="6"/>
        </table:table-row>
        <table:table-row table:style-name="ro1">
          <table:table-cell table:style-name="ce113" office:value-type="currency" office:currency="ARS" office:value="100000" calcext:value-type="currency">
            <text:p>$100.000,00</text:p>
          </table:table-cell>
          <table:table-cell/>
          <table:table-cell table:style-name="ce121"/>
          <table:table-cell table:number-columns-repeated="4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1"/>
          <table:table-cell table:number-columns-repeated="2"/>
          <table:table-cell office:value-type="string" calcext:value-type="string">
            <text:p>Benjis</text:p>
          </table:table-cell>
          <table:table-cell table:style-name="ce113" office:value-type="currency" office:currency="ARS" office:value="10000" calcext:value-type="currency">
            <text:p>$10.000,00</text:p>
          </table:table-cell>
          <table:table-cell table:style-name="ce163" office:value-type="string" calcext:value-type="string">
            <text:p>Prop. Alquiler </text:p>
          </table:table-cell>
          <table:table-cell table:style-name="ce172" office:value-type="string" calcext:value-type="string" table:number-columns-spanned="3" table:number-rows-spanned="1">
            <text:p>$5458 Alq. Prop + $4542 extra</text:p>
          </table:table-cell>
          <table:covered-table-cell table:style-name="ce174"/>
          <table:covered-table-cell table:style-name="ce113"/>
          <table:table-cell table:number-columns-repeated="3"/>
        </table:table-row>
        <table:table-row table:style-name="ro1">
          <table:table-cell table:number-columns-repeated="2"/>
          <table:table-cell table:style-name="ce121"/>
          <table:table-cell table:number-columns-repeated="2"/>
          <table:table-cell office:value-type="string" calcext:value-type="string">
            <text:p>Charles</text:p>
          </table:table-cell>
          <table:table-cell table:style-name="ce113" office:value-type="currency" office:currency="ARS" office:value="500" calcext:value-type="currency">
            <text:p>$500,00</text:p>
          </table:table-cell>
          <table:table-cell table:style-name="ce163" office:value-type="string" calcext:value-type="string">
            <text:p>Prop. Alquiler </text:p>
          </table:table-cell>
          <table:table-cell table:style-name="ce172" office:value-type="string" calcext:value-type="string" table:number-columns-spanned="4" table:number-rows-spanned="1">
            <text:p>2 certif. De firmas $500</text:p>
          </table:table-cell>
          <table:covered-table-cell table:style-name="ce174"/>
          <table:covered-table-cell table:style-name="ce113"/>
          <table:covered-table-cell/>
          <table:table-cell table:number-columns-repeated="2"/>
        </table:table-row>
        <table:table-row table:style-name="ro1">
          <table:table-cell/>
          <table:table-cell table:style-name="ce115" table:formula="of:=+[.A20]-[.G21]-[.G22]-[.G23]" office:value-type="currency" office:currency="ARS" office:value="83626" calcext:value-type="currency">
            <text:p>$83.626,00</text:p>
          </table:table-cell>
          <table:table-cell table:style-name="ce123"/>
          <table:table-cell table:style-name="ce139" table:number-columns-repeated="2"/>
          <table:table-cell table:style-name="ce139" office:value-type="string" calcext:value-type="string">
            <text:p>Erwin</text:p>
          </table:table-cell>
          <table:table-cell table:style-name="ce141" office:value-type="currency" office:currency="ARS" office:value="5874" calcext:value-type="currency">
            <text:p>$5.874,00</text:p>
          </table:table-cell>
          <table:table-cell table:style-name="ce164" office:value-type="string" calcext:value-type="string">
            <text:p>Prop. Alquiler </text:p>
          </table:table-cell>
          <table:table-cell table:style-name="ce172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176"/>
          <table:covered-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4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5" office:value-type="string" calcext:value-type="string">
            <text:p>Heladera Bajo Mesada</text:p>
          </table:table-cell>
          <table:table-cell table:style-name="ce140" office:value-type="currency" office:currency="ARS" office:value="20000" calcext:value-type="currency">
            <text:p>$20.000,00</text:p>
          </table:table-cell>
          <table:table-cell table:style-name="ce142" table:number-columns-repeated="3"/>
          <table:table-cell table:style-name="ce162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1" office:value-type="string" calcext:value-type="string">
            <text:p>Bacha</text:p>
          </table:table-cell>
          <table:table-cell table:style-name="ce113" office:value-type="currency" office:currency="ARS" office:value="5000" calcext:value-type="currency">
            <text:p>$5.000,00</text:p>
          </table:table-cell>
          <table:table-cell table:number-columns-repeated="3"/>
          <table:table-cell table:style-name="ce163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115" table:formula="of:=+[.B23]-[.D29]" office:value-type="currency" office:currency="ARS" office:value="82626" calcext:value-type="currency">
            <text:p>$82.626,00</text:p>
          </table:table-cell>
          <table:table-cell table:style-name="ce123" office:value-type="string" calcext:value-type="string">
            <text:p>Flete ( C. Paz – Cba. )</text:p>
          </table:table-cell>
          <table:table-cell table:style-name="ce141" office:value-type="currency" office:currency="ARS" office:value="1000" calcext:value-type="currency">
            <text:p>$1.000,00</text:p>
          </table:table-cell>
          <table:table-cell table:style-name="ce139" table:number-columns-repeated="3"/>
          <table:table-cell table:style-name="ce164"/>
          <table:table-cell table:style-name="ce172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6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154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5" table:formula="of:=+[.B29]-[.E36]-[.E35]" office:value-type="currency" office:currency="ARS" office:value="82255.91" calcext:value-type="currency">
            <text:p>$82.255,91</text:p>
          </table:table-cell>
          <table:table-cell table:style-name="ce127" office:value-type="string" calcext:value-type="string" table:number-columns-spanned="2" table:number-rows-spanned="1">
            <text:p>Compra de Materiales en Zarate </text:p>
          </table:table-cell>
          <table:covered-table-cell table:style-name="ce142"/>
          <table:table-cell table:style-name="ce140" office:value-type="currency" office:currency="ARS" office:value="1338.34" calcext:value-type="currency">
            <text:p>$1.338,34</text:p>
          </table:table-cell>
          <table:table-cell table:style-name="ce142" office:value-type="string" calcext:value-type="string">
            <text:p>6 cuotas</text:p>
          </table:table-cell>
          <table:table-cell table:style-name="ce143" office:value-type="string" calcext:value-type="string">
            <text:p>Cada cuota</text:p>
          </table:table-cell>
          <table:table-cell table:style-name="ce165" table:formula="of:=+['Registros Contables'.E33]/6" office:value-type="currency" office:currency="ARS" office:value="223.056666666667" calcext:value-type="currency">
            <text:p>$223,06</text:p>
          </table:table-cell>
          <table:table-cell table:style-name="ce173" table:formula="of:=+[.E33]+[.E34]+[.E35]" office:value-type="currency" office:currency="ARS" office:value="3478.49" calcext:value-type="currency">
            <text:p>$3.478,49</text:p>
          </table:table-cell>
          <table:table-cell office:value-type="string" calcext:value-type="string">
            <text:p>Abono Charles</text:p>
          </table:table-cell>
          <table:table-cell table:number-columns-repeated="4"/>
        </table:table-row>
        <table:table-row table:style-name="ro1">
          <table:table-cell/>
          <table:table-cell table:style-name="ce115"/>
          <table:table-cell table:style-name="ce128" office:value-type="string" calcext:value-type="string" table:number-columns-spanned="2" table:number-rows-spanned="1">
            <text:p>Compra de Materiales en Zarate </text:p>
          </table:table-cell>
          <table:covered-table-cell table:style-name="ce133"/>
          <table:table-cell table:style-name="ce155" office:value-type="currency" office:currency="ARS" office:value="2053.06" calcext:value-type="currency">
            <text:p>$2.053,06</text:p>
          </table:table-cell>
          <table:table-cell table:style-name="ce142" office:value-type="string" calcext:value-type="string">
            <text:p>6 cuotas</text:p>
          </table:table-cell>
          <table:table-cell table:style-name="ce143" office:value-type="string" calcext:value-type="string">
            <text:p>Cada cuota</text:p>
          </table:table-cell>
          <table:table-cell table:style-name="ce166" table:formula="of:=+[.E34]/6" office:value-type="currency" office:currency="ARS" office:value="342.176666666667" calcext:value-type="currency">
            <text:p>$342,18</text:p>
          </table:table-cell>
          <table:table-cell office:value-type="string" calcext:value-type="string">
            <text:p>C1/6</text:p>
          </table:table-cell>
          <table:table-cell table:style-name="ce113" table:formula="of:=+[.H34]+[.H33]+[.E35]" office:value-type="currency" office:currency="ARS" office:value="652.323333333333" calcext:value-type="currency">
            <text:p>$652,32</text:p>
          </table:table-cell>
          <table:table-cell table:style-name="ce154" office:value-type="date" office:date-value="2016-12-05" calcext:value-type="date">
            <text:p>05/12/16</text:p>
          </table:table-cell>
          <table:table-cell table:style-name="ce114" table:formula="of:=223.06+342.18+87.09" office:value-type="currency" office:currency="ARS" office:value="652.33" calcext:value-type="currency">
            <text:p>$652,33</text:p>
          </table:table-cell>
          <table:table-cell table:number-columns-repeated="2"/>
        </table:table-row>
        <table:table-row table:style-name="ro1">
          <table:table-cell/>
          <table:table-cell table:style-name="ce115"/>
          <table:table-cell table:style-name="ce128" office:value-type="string" calcext:value-type="string" table:number-columns-spanned="2" table:number-rows-spanned="1">
            <text:p>Compra de Materiales en Zarate </text:p>
          </table:table-cell>
          <table:covered-table-cell table:style-name="ce133"/>
          <table:table-cell table:style-name="ce155" office:value-type="currency" office:currency="ARS" office:value="87.09" calcext:value-type="currency">
            <text:p>$87,09</text:p>
          </table:table-cell>
          <table:table-cell table:style-name="ce133"/>
          <table:table-cell table:style-name="ce148"/>
          <table:table-cell table:style-name="ce166"/>
          <table:table-cell office:value-type="string" calcext:value-type="string">
            <text:p>C 2/6</text:p>
          </table:table-cell>
          <table:table-cell table:style-name="ce113" table:formula="of:=+[.J34]-[.E35]" office:value-type="currency" office:currency="ARS" office:value="565.233333333333" calcext:value-type="currency">
            <text:p>$565,23</text:p>
          </table:table-cell>
          <table:table-cell table:style-name="ce154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5"/>
          <table:table-cell table:style-name="ce128" office:value-type="string" calcext:value-type="string">
            <text:p>Compra de Materiales en Ferretería Rondeau</text:p>
          </table:table-cell>
          <table:table-cell table:style-name="ce133"/>
          <table:table-cell table:style-name="ce155" office:value-type="currency" office:currency="ARS" office:value="283" calcext:value-type="currency">
            <text:p>$283,00</text:p>
          </table:table-cell>
          <table:table-cell table:style-name="ce133"/>
          <table:table-cell table:style-name="ce148"/>
          <table:table-cell table:style-name="ce166"/>
          <table:table-cell table:style-name="ce173" office:value-type="currency" office:currency="ARS" office:value="283" calcext:value-type="currency">
            <text:p>$283,00</text:p>
          </table:table-cell>
          <table:table-cell table:style-name="ce175" office:value-type="string" calcext:value-type="string">
            <text:p>Abono Erwin</text:p>
          </table:table-cell>
          <table:table-cell table:style-name="ce154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9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139"/>
          <table:table-cell table:style-name="ce139" table:number-columns-repeated="2"/>
          <table:table-cell table:style-name="ce164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16" office:value-type="string" calcext:value-type="string" table:number-columns-spanned="7" table:number-rows-spanned="1">
            <text:p>Saldo Final al mes de Noviembre $81690,68,-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7" office:value-type="string" calcext:value-type="string" table:number-columns-spanned="6" table:number-rows-spanned="1">
            <text:p>Gastos Proporcionales del mes de Diciembre</text:p>
          </table:table-cell>
          <table:covered-table-cell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7"/>
          <table:table-cell table:number-columns-repeated="11"/>
        </table:table-row>
        <table:table-row table:style-name="ro1">
          <table:table-cell table:number-columns-repeated="2"/>
          <table:table-cell table:style-name="ce126" office:value-type="date" office:date-value="2016-12-03" calcext:value-type="date" table:number-columns-spanned="6" table:number-rows-spanned="1">
            <text:p>03/12/16</text:p>
          </table:table-cell>
          <table:covered-table-cell/>
          <table:covered-table-cell table:style-name="ce154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3" table:formula="of:=+[.B33]-[.E46]-[.E47]" office:value-type="currency" office:currency="ARS" office:value="80755.91" calcext:value-type="currency">
            <text:p>$80.755,91</text:p>
          </table:table-cell>
          <table:table-cell table:style-name="ce125" office:value-type="string" calcext:value-type="string">
            <text:p>Bacha en ejecución</text:p>
          </table:table-cell>
          <table:table-cell table:style-name="ce142" office:value-type="string" calcext:value-type="string">
            <text:p>C 1 / 4 </text:p>
          </table:table-cell>
          <table:table-cell table:style-name="ce143" office:value-type="currency" office:currency="ARS" office:value="500" calcext:value-type="currency">
            <text:p>$500,00</text:p>
          </table:table-cell>
          <table:table-cell table:style-name="ce142" table:number-columns-repeated="2"/>
          <table:table-cell table:style-name="ce162"/>
          <table:table-cell table:style-name="ce172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3" office:value-type="string" calcext:value-type="string">
            <text:p>Bacha en ejecución</text:p>
          </table:table-cell>
          <table:table-cell table:style-name="ce139" office:value-type="string" calcext:value-type="string">
            <text:p>C 2 / 4 </text:p>
          </table:table-cell>
          <table:table-cell table:style-name="ce144" office:value-type="currency" office:currency="ARS" office:value="1000" calcext:value-type="currency">
            <text:p>$1.000,00</text:p>
          </table:table-cell>
          <table:table-cell table:style-name="ce139" table:number-columns-repeated="2"/>
          <table:table-cell table:style-name="ce164"/>
          <table:table-cell table:style-name="ce172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  <table:table-cell table:style-name="ce172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26" office:value-type="date" office:date-value="2016-12-06" calcext:value-type="date" table:number-columns-spanned="6" table:number-rows-spanned="1">
            <text:p>06/12/16</text:p>
          </table:table-cell>
          <table:covered-table-cell/>
          <table:covered-table-cell office:value-type="float" office:value="42710" calcext:value-type="float">
            <text:p>42710</text:p>
          </table:covered-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5" office:value-type="string" calcext:value-type="string">
            <text:p>Municipal 12 c / 2016</text:p>
          </table:table-cell>
          <table:table-cell table:style-name="ce143" office:value-type="currency" office:currency="ARS" office:value="236" calcext:value-type="currency">
            <text:p>$236,00</text:p>
          </table:table-cell>
          <table:table-cell table:style-name="ce142" table:number-columns-repeated="3"/>
          <table:table-cell table:style-name="ce162"/>
          <table:table-cell table:style-name="ce172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1" office:value-type="string" calcext:value-type="string">
            <text:p>Agua 12 c /2016</text:p>
          </table:table-cell>
          <table:table-cell table:style-name="ce114" office:value-type="currency" office:currency="ARS" office:value="296.72" calcext:value-type="currency">
            <text:p>$296,72</text:p>
          </table:table-cell>
          <table:table-cell table:number-columns-repeated="3"/>
          <table:table-cell table:style-name="ce163"/>
          <table:table-cell table:style-name="ce172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1" office:value-type="string" calcext:value-type="string">
            <text:p>Arreglo Juguera</text:p>
          </table:table-cell>
          <table:table-cell table:style-name="ce114" office:value-type="currency" office:currency="ARS" office:value="300" calcext:value-type="currency">
            <text:p>$300,00</text:p>
          </table:table-cell>
          <table:table-cell table:number-columns-repeated="3"/>
          <table:table-cell table:style-name="ce163"/>
          <table:table-cell table:style-name="ce172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3" table:formula="of:=[.B46]-[.D51]-[.D52]-[.D53]" office:value-type="currency" office:currency="ARS" office:value="79923.19" calcext:value-type="currency">
            <text:p>$79.923,19</text:p>
          </table:table-cell>
          <table:table-cell table:style-name="ce123" office:value-type="string" calcext:value-type="string">
            <text:p>Jugueras Kuvings x 2</text:p>
          </table:table-cell>
          <table:table-cell table:style-name="ce144" office:value-type="currency" office:currency="ARS" office:value="10000" calcext:value-type="currency">
            <text:p>$10.000,00</text:p>
          </table:table-cell>
          <table:table-cell table:style-name="ce139"/>
          <table:table-cell table:style-name="ce139" office:value-type="string" calcext:value-type="string">
            <text:p>5 cuotas</text:p>
          </table:table-cell>
          <table:table-cell table:style-name="ce139" office:value-type="string" calcext:value-type="string">
            <text:p>Cada cuota</text:p>
          </table:table-cell>
          <table:table-cell table:style-name="ce167" office:value-type="currency" office:currency="ARS" office:value="2000" calcext:value-type="currency">
            <text:p>$2.000,00</text:p>
          </table:table-cell>
          <table:table-cell table:style-name="ce172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6" office:value-type="date" office:date-value="2016-12-07" calcext:value-type="date" table:number-columns-spanned="6" table:number-rows-spanned="1">
            <text:p>07/12/16</text:p>
          </table:table-cell>
          <table:covered-table-cell/>
          <table:covered-table-cell table:style-name="ce154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5" office:value-type="string" calcext:value-type="string">
            <text:p>Calefón electrico</text:p>
          </table:table-cell>
          <table:table-cell table:style-name="ce143" office:value-type="currency" office:currency="ARS" office:value="2500" calcext:value-type="currency">
            <text:p>$2.500,00</text:p>
          </table:table-cell>
          <table:table-cell table:style-name="ce143"/>
          <table:table-cell table:style-name="ce142" table:number-columns-repeated="2"/>
          <table:table-cell table:style-name="ce162"/>
          <table:table-cell table:style-name="ce172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3" table:formula="of:=+[.B54]-[.D58]-[.D59]" office:value-type="currency" office:currency="ARS" office:value="77343.19" calcext:value-type="currency">
            <text:p>$77.343,19</text:p>
          </table:table-cell>
          <table:table-cell table:style-name="ce123" office:value-type="string" calcext:value-type="string">
            <text:p>Articulos de limpieza</text:p>
          </table:table-cell>
          <table:table-cell table:style-name="ce144" office:value-type="currency" office:currency="ARS" office:value="80" calcext:value-type="currency">
            <text:p>$80,00</text:p>
          </table:table-cell>
          <table:table-cell table:style-name="ce144"/>
          <table:table-cell table:style-name="ce139" table:number-columns-repeated="2"/>
          <table:table-cell table:style-name="ce164"/>
          <table:table-cell table:style-name="ce172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6" office:value-type="date" office:date-value="2016-12-12" calcext:value-type="date" table:number-columns-spanned="6" table:number-rows-spanned="1">
            <text:p>12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5" office:value-type="string" calcext:value-type="string">
            <text:p>Alq. Diciembre / 2016</text:p>
          </table:table-cell>
          <table:table-cell table:style-name="ce143" office:value-type="currency" office:currency="ARS" office:value="8300" calcext:value-type="currency">
            <text:p>$8.300,00</text:p>
          </table:table-cell>
          <table:table-cell table:style-name="ce143"/>
          <table:table-cell table:style-name="ce142" table:number-columns-repeated="2"/>
          <table:table-cell table:style-name="ce162"/>
          <table:table-cell table:style-name="ce172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3" table:formula="of:=+[.B59]-[.D63]-[.D64]" office:value-type="currency" office:currency="ARS" office:value="68593.19" calcext:value-type="currency">
            <text:p>$68.593,19</text:p>
          </table:table-cell>
          <table:table-cell table:style-name="ce123" office:value-type="string" calcext:value-type="string">
            <text:p>Expensas Dic. / 2016</text:p>
          </table:table-cell>
          <table:table-cell table:style-name="ce144" office:value-type="currency" office:currency="ARS" office:value="450" calcext:value-type="currency">
            <text:p>$450,00</text:p>
          </table:table-cell>
          <table:table-cell table:style-name="ce144"/>
          <table:table-cell table:style-name="ce139" table:number-columns-repeated="2"/>
          <table:table-cell table:style-name="ce164"/>
          <table:table-cell table:style-name="ce172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6" office:value-type="date" office:date-value="2016-12-13" calcext:value-type="date" table:number-columns-spanned="6" table:number-rows-spanned="1">
            <text:p>13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ce113"/>
          <table:table-cell table:style-name="ce127" office:value-type="string" calcext:value-type="string" table:number-columns-spanned="2" table:number-rows-spanned="1">
            <text:p>Vinoteca Don Ciriaco ( Bebidas )</text:p>
          </table:table-cell>
          <table:covered-table-cell table:style-name="ce142"/>
          <table:table-cell table:style-name="ce143" office:value-type="currency" office:currency="ARS" office:value="1545" calcext:value-type="currency">
            <text:p>$1.545,00</text:p>
          </table:table-cell>
          <table:table-cell table:style-name="ce142" table:number-columns-repeated="2"/>
          <table:table-cell table:style-name="ce162"/>
          <table:table-cell table:style-name="ce172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1" office:value-type="string" calcext:value-type="string">
            <text:p>Ceramicos ( Darsie )</text:p>
          </table:table-cell>
          <table:table-cell/>
          <table:table-cell table:style-name="ce114" office:value-type="currency" office:currency="ARS" office:value="326.02" calcext:value-type="currency">
            <text:p>$326,02</text:p>
          </table:table-cell>
          <table:table-cell table:number-columns-repeated="2"/>
          <table:table-cell table:style-name="ce163"/>
          <table:table-cell table:style-name="ce172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3" table:formula="of:=+[.B64]-[.E68]-[.E69]-[.E70]" office:value-type="currency" office:currency="ARS" office:value="65322.17" calcext:value-type="currency">
            <text:p>$65.322,17</text:p>
          </table:table-cell>
          <table:table-cell table:style-name="ce123" office:value-type="string" calcext:value-type="string">
            <text:p>Instalación bacha + calefon</text:p>
          </table:table-cell>
          <table:table-cell table:style-name="ce139"/>
          <table:table-cell table:style-name="ce144" office:value-type="currency" office:currency="ARS" office:value="1400" calcext:value-type="currency">
            <text:p>$1.400,00</text:p>
          </table:table-cell>
          <table:table-cell table:style-name="ce139" table:number-columns-repeated="2"/>
          <table:table-cell table:style-name="ce164"/>
          <table:table-cell table:style-name="ce172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14"/>
          <table:table-cell table:number-columns-repeated="13"/>
        </table:table-row>
        <table:table-row table:style-name="ro1">
          <table:table-cell table:number-columns-repeated="2"/>
          <table:table-cell table:style-name="ce126" office:value-type="date" office:date-value="2016-12-19" calcext:value-type="date" table:number-columns-spanned="6" table:number-rows-spanned="1">
            <text:p>19/12/16</text:p>
          </table:table-cell>
          <table:covered-table-cell/>
          <table:covered-table-cell table:style-name="ce154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3" table:formula="of:=+[.B70]+[.D74]" office:value-type="currency" office:currency="ARS" office:value="66322.17" calcext:value-type="currency">
            <text:p>$66.322,17</text:p>
          </table:table-cell>
          <table:table-cell table:style-name="ce130" office:value-type="string" calcext:value-type="string">
            <text:p>En caja ( Charles )</text:p>
          </table:table-cell>
          <table:table-cell table:style-name="ce145" office:value-type="currency" office:currency="ARS" office:value="1000" calcext:value-type="currency">
            <text:p>$1.000,00</text:p>
          </table:table-cell>
          <table:table-cell table:style-name="ce156" table:number-columns-repeated="3"/>
          <table:table-cell table:style-name="ce168"/>
          <table:table-cell office:value-type="string" calcext:value-type="string">
            <text:p>Charles entrego $1500-$500 C1/4 a Bet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1"/>
          <table:table-cell table:style-name="ce146" table:number-columns-repeated="4"/>
          <table:table-cell table:style-name="ce169"/>
          <table:table-cell table:number-columns-repeated="6"/>
        </table:table-row>
        <table:table-row table:style-name="ro1" table:number-rows-repeated="2">
          <table:table-cell/>
          <table:table-cell table:style-name="ce114"/>
          <table:table-cell table:number-columns-repeated="12"/>
        </table:table-row>
        <table:table-row table:style-name="ro1">
          <table:table-cell table:number-columns-repeated="2"/>
          <table:table-cell table:style-name="ce126" office:value-type="date" office:date-value="2016-12-27" calcext:value-type="date" table:number-columns-spanned="6" table:number-rows-spanned="1">
            <text:p>27/12/16</text:p>
          </table:table-cell>
          <table:covered-table-cell/>
          <table:covered-table-cell table:style-name="ce154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4" table:formula="of:=+[.B74]-[.D79]-1000" office:value-type="currency" office:currency="ARS" office:value="64222.17" calcext:value-type="currency">
            <text:p>$64.222,17</text:p>
          </table:table-cell>
          <table:table-cell table:style-name="ce132" office:value-type="string" calcext:value-type="string">
            <text:p>Acai por 2,8 Kg.</text:p>
          </table:table-cell>
          <table:table-cell table:style-name="ce147" office:value-type="currency" office:currency="ARS" office:value="1100" calcext:value-type="currency">
            <text:p>$1.100,00</text:p>
          </table:table-cell>
          <table:table-cell table:style-name="ce157" table:number-columns-repeated="2"/>
          <table:table-cell table:style-name="ce161"/>
          <table:table-cell table:style-name="ce170"/>
          <table:table-cell office:value-type="string" calcext:value-type="string">
            <text:p>Abono Charles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33"/>
          <table:table-cell table:style-name="ce148"/>
          <table:table-cell table:style-name="ce6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126" office:value-type="date" office:date-value="2016-12-30" calcext:value-type="date" table:number-columns-spanned="6" table:number-rows-spanned="1">
            <text:p>30/12/16</text:p>
          </table:table-cell>
          <table:covered-table-cell table:style-name="ce148"/>
          <table:covered-table-cell table:style-name="ce158"/>
          <table:covered-table-cell table:style-name="ce6"/>
          <table:covered-table-cell table:number-columns-repeated="2"/>
          <table:table-cell table:number-columns-repeated="6"/>
        </table:table-row>
        <table:table-row table:style-name="ro1">
          <table:table-cell/>
          <table:table-cell table:style-name="ce114" table:formula="of:=+[.B79]-[.D83]-[.D84]-[.D85]" office:value-type="currency" office:currency="ARS" office:value="46632.17" calcext:value-type="currency">
            <text:p>$46.632,17</text:p>
          </table:table-cell>
          <table:table-cell table:style-name="ce130" office:value-type="string" calcext:value-type="string">
            <text:p>Frezzer Siam</text:p>
          </table:table-cell>
          <table:table-cell table:style-name="ce145" office:value-type="currency" office:currency="ARS" office:value="5800" calcext:value-type="currency">
            <text:p>$5.800,00</text:p>
          </table:table-cell>
          <table:table-cell table:style-name="ce159" table:number-columns-repeated="2"/>
          <table:table-cell table:style-name="ce156"/>
          <table:table-cell table:style-name="ce168"/>
          <table:table-cell office:value-type="string" calcext:value-type="string">
            <text:p>Abono Erwi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4" office:value-type="string" calcext:value-type="string">
            <text:p>Horno Sanguchera</text:p>
          </table:table-cell>
          <table:table-cell table:style-name="ce148" office:value-type="currency" office:currency="ARS" office:value="10000" calcext:value-type="currency">
            <text:p>$10.000,00</text:p>
          </table:table-cell>
          <table:table-cell table:style-name="ce6" table:number-columns-repeated="2"/>
          <table:table-cell/>
          <table:table-cell table:style-name="ce171"/>
          <table:table-cell office:value-type="string" calcext:value-type="string">
            <text:p>Abono 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1" office:value-type="string" calcext:value-type="string">
            <text:p>Licuadora Industrial</text:p>
          </table:table-cell>
          <table:table-cell table:style-name="ce149" office:value-type="currency" office:currency="ARS" office:value="1790" calcext:value-type="currency">
            <text:p>$1.790,00</text:p>
          </table:table-cell>
          <table:table-cell table:style-name="ce160" table:number-columns-repeated="2"/>
          <table:table-cell table:style-name="ce146"/>
          <table:table-cell table:style-name="ce169"/>
          <table:table-cell office:value-type="string" calcext:value-type="string">
            <text:p>Abono Charles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33"/>
          <table:table-cell table:style-name="ce148"/>
          <table:table-cell table:style-name="ce6" table:number-columns-repeated="2"/>
          <table:table-cell table:number-columns-repeated="8"/>
        </table:table-row>
        <table:table-row table:style-name="ro1">
          <table:table-cell/>
          <table:table-cell table:style-name="ce15" table:formula="of:=[.A20]-[.B83]+1000+4000" office:value-type="currency" office:currency="ARS" office:value="58367.83" calcext:value-type="currency">
            <text:p>$58.367,83</text:p>
          </table:table-cell>
          <table:table-cell table:style-name="ce114" table:number-columns-repeated="2"/>
          <table:table-cell/>
          <table:table-cell table:style-name="ce114"/>
          <table:table-cell table:number-columns-repeated="8"/>
        </table:table-row>
        <table:table-row table:style-name="ro1">
          <table:table-cell/>
          <table:table-cell table:style-name="ce14"/>
          <table:table-cell table:style-name="ce114" table:number-columns-repeated="4"/>
          <table:table-cell table:number-columns-repeated="8"/>
        </table:table-row>
        <table:table-row table:style-name="ro1">
          <table:table-cell/>
          <table:table-cell table:style-name="ce14"/>
          <table:table-cell table:style-name="ce114" table:number-columns-repeated="2"/>
          <table:table-cell/>
          <table:table-cell table:style-name="ce114"/>
          <table:table-cell table:number-columns-repeated="3"/>
          <table:table-cell table:style-name="ce114" table:formula="of:=+[.G21]+[.E68]+[.E69]" office:value-type="currency" office:currency="ARS" office:value="11871.02" calcext:value-type="currency">
            <text:p>$11.871,02</text:p>
          </table:table-cell>
          <table:table-cell table:number-columns-repeated="4"/>
        </table:table-row>
        <table:table-row table:style-name="ro1">
          <table:table-cell/>
          <table:table-cell table:style-name="ce114"/>
          <table:table-cell table:number-columns-repeated="7"/>
          <table:table-cell table:style-name="ce114" table:formula="of:=+[.K16]+[.G22]+[.D29]+[.E35]+[.E46]+[.D53]+[.D59]+[.E70]+[.D74]" office:value-type="currency" office:currency="ARS" office:value="6867.09" calcext:value-type="currency">
            <text:p>$6.867,09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14" table:formula="of:=+[.K16]+[.G23]+[.E36]+[.E47]+[.D51]+[.D52]+[.D58]+[.D63]+[.D64]" office:value-type="currency" office:currency="ARS" office:value="20939.72" calcext:value-type="currency">
            <text:p>$20.939,72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13" table:formula="of:=SUM([.J90:.J92])" office:value-type="currency" office:currency="ARS" office:value="39677.83" calcext:value-type="currency">
            <text:p>$39.677,83</text:p>
          </table:table-cell>
          <table:table-cell table:number-columns-repeated="4"/>
        </table:table-row>
      </table:table>
      <table:table table:name="Libro Caja" table:style-name="ta1" table:print-ranges="'Libro Caja'.A1:'Libro Caja'.H60">
        <office:forms form:automatic-focus="false" form:apply-design-mode="false"/>
        <table:table-column table:style-name="co2" table:default-cell-style-name="ce179"/>
        <table:table-column table:style-name="co38" table:default-cell-style-name="ce1"/>
        <table:table-column table:style-name="co32" table:default-cell-style-name="ce181"/>
        <table:table-column table:style-name="co35" table:default-cell-style-name="ce181"/>
        <table:table-column table:style-name="co2" table:default-cell-style-name="ce181"/>
        <table:table-column table:style-name="co2" table:number-columns-repeated="2" table:default-cell-style-name="Default"/>
        <table:table-column table:style-name="co35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style-name="ce177" office:value-type="string" calcext:value-type="string" table:number-columns-spanned="5" table:number-rows-spanned="1">
            <text:p>Libro Caja</text:p>
          </table:table-cell>
          <table:covered-table-cell table:style-name="ce9"/>
          <table:covered-table-cell table:number-columns-repeated="3" table:style-name="ce1"/>
          <table:table-cell table:number-columns-repeated="7"/>
        </table:table-row>
        <table:table-row table:style-name="ro1">
          <table:table-cell table:style-name="ce178" office:value-type="string" calcext:value-type="string">
            <text:p>Fecha</text:p>
          </table:table-cell>
          <table:table-cell table:style-name="ce178" office:value-type="string" calcext:value-type="string">
            <text:p>Concepto</text:p>
          </table:table-cell>
          <table:table-cell table:style-name="ce178" office:value-type="string" calcext:value-type="string">
            <text:p>Ingreso</text:p>
          </table:table-cell>
          <table:table-cell table:style-name="ce178" office:value-type="string" calcext:value-type="string">
            <text:p>Egreso</text:p>
          </table:table-cell>
          <table:table-cell table:style-name="ce178" office:value-type="string" calcext:value-type="string">
            <text:p>Saldo</text:p>
          </table:table-cell>
          <table:table-cell table:number-columns-repeated="7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7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office:value-type="string" calcext:value-type="string">
            <text:p>Benjis</text:p>
          </table:table-cell>
          <table:table-cell table:style-name="ce114" table:formula="of:=[.C5]+[.C41]+[.C49]" office:value-type="currency" office:currency="ARS" office:value="21871.02" calcext:value-type="currency">
            <text:p>$21.871,0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office:value-type="string" calcext:value-type="string">
            <text:p>Charles</text:p>
          </table:table-cell>
          <table:table-cell table:style-name="ce114" table:formula="of:=+[.C3]+[.C6]+[.C19]+[.C21]+[.C25]+[.C29]+[.C34]+[.C42]+[.C46]+[.C50]+[.C47]" office:value-type="currency" office:currency="ARS" office:value="9757.09" calcext:value-type="currency">
            <text:p>$9.757,09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office:value-type="string" calcext:value-type="string">
            <text:p>Erwin</text:p>
          </table:table-cell>
          <table:table-cell table:style-name="ce114" table:formula="of:=+[.C4]+[.C7]+[.C22]+[.C26]+[.C30]+[.C35]+[.C38]+[.C51]" office:value-type="currency" office:currency="ARS" office:value="26739.72" calcext:value-type="currency">
            <text:p>$26.739,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 table:number-columns-repeated="2"/>
          <table:table-cell table:style-name="ce113" table:formula="of:=SUM([.H6:.H8])" office:value-type="currency" office:currency="ARS" office:value="58367.83" calcext:value-type="currency">
            <text:p>$58.367,83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 table:number-columns-repeated="3"/>
          <table:table-cell table:style-name="ce114"/>
          <table:table-cell table:number-columns-repeated="3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182" office:value-type="currency" office:currency="ARS" office:value="1000" calcext:value-type="currency">
            <text:p>$1.000,00</text:p>
          </table:table-cell>
          <table:table-cell table:style-name="ce182"/>
          <table:table-cell table:formula="of:=+[.E18]+[.C19]-[.D19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182"/>
          <table:table-cell table:style-name="ce182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 table:number-columns-repeated="3"/>
          <table:table-cell table:style-name="ce114"/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80" office:value-type="string" calcext:value-type="string">
            <text:p>Compra de Materiales en Zarate </text:p>
          </table:table-cell>
          <table:table-cell table:style-name="ce1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80" office:value-type="string" calcext:value-type="string">
            <text:p>Compra de Materiales en Ferretería Rondeau</text:p>
          </table:table-cell>
          <table:table-cell table:style-name="ce1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 table:number-columns-repeated="3"/>
          <table:table-cell table:style-name="ce114"/>
          <table:table-cell table:number-columns-repeated="3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180" office:value-type="string" calcext:value-type="string">
            <text:p>Vinoteca Don Ciriaco ( Bebidas )</text:p>
          </table:table-cell>
          <table:table-cell table:style-name="ce1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7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54]+[.C55]-[.D55]" office:value-type="currency" office:currency="ARS" office:value="1000" calcext:value-type="currency">
            <text:p>$1.000,00</text:p>
          </table:table-cell>
          <table:table-cell table:number-columns-repeated="3"/>
          <table:table-cell table:style-name="ce114" table:formula="of:=+[.C57]-[.H9]" office:value-type="currency" office:currency="ARS" office:value="0" calcext:value-type="currency">
            <text:p>$0,0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formula="of:=+[.E55]+[.C56]-[.D56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113" table:formula="of:=SUM([.C3:.C52])" office:value-type="currency" office:currency="ARS" office:value="58367.83" calcext:value-type="currency">
            <text:p>$58.367,83</text:p>
          </table:table-cell>
          <table:table-cell table:style-name="ce113" table:formula="of:=SUM([.D3:.D56])" office:value-type="currency" office:currency="ARS" office:value="57367.83" calcext:value-type="currency">
            <text:p>$57.367,83</text:p>
          </table:table-cell>
          <table:table-cell table:style-name="Default"/>
          <table:table-cell table:number-columns-repeated="6"/>
          <table:table-cell table:style-name="ce114"/>
        </table:table-row>
        <table:table-row table:style-name="ro1" table:number-rows-repeated="2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114" table:formula="of:=+105000-[.C57]" office:value-type="currency" office:currency="ARS" office:value="46632.17" calcext:value-type="currency">
            <text:p>$46.632,17</text:p>
          </table:table-cell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113" table:formula="of:=+[.C57]+[.C60]" office:value-type="currency" office:currency="ARS" office:value="105000" calcext:value-type="currency">
            <text:p>$105.000,00</text:p>
          </table:table-cell>
          <table:table-cell table:style-name="Default" table:number-columns-repeated="2"/>
          <table:table-cell table:number-columns-repeated="7"/>
        </table:table-row>
      </table:table>
      <table:table table:name="Creditos" table:style-name="ta1">
        <table:table-column table:style-name="co2" table:default-cell-style-name="ce1"/>
        <table:table-column table:style-name="co39" table:default-cell-style-name="ce1"/>
        <table:table-column table:style-name="co2" table:number-columns-repeated="3" table:default-cell-style-name="ce181"/>
        <table:table-row table:style-name="ro1">
          <table:table-cell table:style-name="ce177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78" office:value-type="string" calcext:value-type="string">
            <text:p>Fecha</text:p>
          </table:table-cell>
          <table:table-cell table:style-name="ce178" office:value-type="string" calcext:value-type="string">
            <text:p>Concepto</text:p>
          </table:table-cell>
          <table:table-cell table:style-name="ce178" office:value-type="string" calcext:value-type="string">
            <text:p>Ingreso</text:p>
          </table:table-cell>
          <table:table-cell table:style-name="ce178" office:value-type="string" calcext:value-type="string">
            <text:p>Egreso</text:p>
          </table:table-cell>
          <table:table-cell table:style-name="ce178" office:value-type="string" calcext:value-type="string">
            <text:p>Saldo</text:p>
          </table:table-cell>
        </table:table-row>
        <table:table-row table:style-name="ro1">
          <table:table-cell table:style-name="ce179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79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79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79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14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 style:data-style-name="N2" text:time-value="20:21:14.984658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2-30T20:52:18.335727343</dc:date>
    <meta:editing-duration>PT15H46M5S</meta:editing-duration>
    <meta:editing-cycles>304</meta:editing-cycles>
    <meta:generator>LibreOffice/5.1.4.2$Linux_X86_64 LibreOffice_project/10m0$Build-2</meta:generator>
    <meta:document-statistic meta:table-count="11" meta:cell-count="1628" meta:object-count="0"/>
  </office:meta>
</office:document-meta>
</file>